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409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rm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pendance de type pour les arrays</text:p>
          </table:table-cell>
          <table:table-cell office:value-type="string" calcext:value-type="string">
            <text:p>dependance typolo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ndaryCrossedFlag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ractStructur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ContractReference[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ndaryMonitoringCycl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Dividend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Fee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InterestCalculationBa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InterestPayme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Margining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Optionality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PrincipalRedemption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OfScalingIndex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OfInterestPaymen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Cycle[]</text:p>
          </table:table-cell>
          <table:table-cell table:style-name="ce1" office:value-type="string" calcext:value-type="string">
            <text:p>cycleOfInterestPaymen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OfPrincipalRedemption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Cycle[]</text:p>
          </table:table-cell>
          <table:table-cell table:style-name="ce1" office:value-type="string" calcext:value-type="string">
            <text:p>cycleOfPrincipalRedemptio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OfRateReset</text:p>
          </table:table-cell>
          <table:table-cell table:style-name="ce1" office:value-type="string" calcext:value-type="string">
            <text:p>Rate Reset</text:p>
          </table:table-cell>
          <table:table-cell table:style-name="ce1" office:value-type="string" calcext:value-type="string">
            <text:p>Cycle[]</text:p>
          </table:table-cell>
          <table:table-cell table:style-name="ce1" office:value-type="string" calcext:value-type="string">
            <text:p>cycleOfRateRes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aryDirection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ndaryEffec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ndaryLegInitiallyActiv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sinessDayConven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aringHouse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ractPerformanc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ractRol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ractTyp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PointOfInterestPayme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Point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yCountConven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iverySettlement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dOfMonthConven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eBasis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uaranteedExposur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estCalculationBa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tionExerciseTyp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tionTyp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altyTyp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paymentEffect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lingEffec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iority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rrayFixedVariable</text:p>
          </table:table-cell>
          <table:table-cell table:style-name="ce1" office:value-type="string" calcext:value-type="string">
            <text:p>Rate Reset</text:p>
          </table:table-cell>
          <table:table-cell table:style-name="ce1" office:value-type="string" calcext:value-type="string">
            <text:p>Enum[]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IncreaseDecrease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Enum[]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reditEventTypeCovered</text:p>
          </table:table-cell>
          <table:table-cell table:style-name="ce1" office:value-type="string" calcext:value-type="string">
            <text:p>Counterparty</text:p>
          </table:table-cell>
          <table:table-cell table:style-name="ce1" office:value-type="string" calcext:value-type="string">
            <text:p>Enum[]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delinquencyPerio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Peri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ingPeriod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Peri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cePerio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Peri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paymentPerio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Peri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tlementPeriod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Peri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DayNotic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Peri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ruedInteres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cest un montant d’inter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ndaryValu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verageOfCreditEnhancement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ercentage of exposure (0-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ditLineAmoun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amount cest ‘lautorisation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inquencyRat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taux de penalite retard ?Rate at which Delinquency Payments accrue on NT (in addition to the interest rate) during the DelinquencyPeriod ; un pourcentage qui vient sajouter au notionel 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erciseAmount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Accrued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Rate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turesPrice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base amo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Margin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estCalculationBaseAmou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estScalingMultiplier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feCap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feFloor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intenanceMarginLowerBound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intenanceMarginUpperBound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ketValueObserved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imumPenaltyFreeDisbursement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xtDividendPaymentAmount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xtPrincipalRedemptionPaymen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xtResetRate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inalInterestRat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inalInterestRate2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onalPrincipal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onalPrincipal2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onalScalingMultiplier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tionStrike1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tionStrike2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altyRat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odCap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odFloor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miumDiscountAtIED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ceAtPurchase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ceAtTermination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teMultiplier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teSpread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lingIndexAtContractDeal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riationMargin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rrayNextPrincipalRedemptionPayment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Real[]</text:p>
          </table:table-cell>
          <table:table-cell table:style-name="ce1" office:value-type="string" calcext:value-type="string">
            <text:p>nextPrincipalRedemptionPaym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rayRate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[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ortization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ndaryMonitoringAnchorDat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ndaryMonitoringEndDat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pitalizationEndDat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ractDeal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Dividend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Fee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InterestCalculationBa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InterestPayme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Margining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Optionality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PrincipalRedemption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AnchorDateOfScalingIndex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DividendDate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erciseDate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itialExchange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PerformingDat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tionExerciseEndDat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rchase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usDat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AnchorDateOfInterestPaymen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Timestamp[]</text:p>
          </table:table-cell>
          <table:table-cell table:style-name="ce1" office:value-type="string" calcext:value-type="string">
            <text:p>cycleAnchorDateOfInterestPaymen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AnchorDateOfPrincipalRedemption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Timestamp[]</text:p>
          </table:table-cell>
          <table:table-cell table:style-name="ce1" office:value-type="string" calcext:value-type="string">
            <text:p>cycleAnchorDateOfPrincipalRedemptio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AnchorDateOfRateReset</text:p>
          </table:table-cell>
          <table:table-cell table:style-name="ce1" office:value-type="string" calcext:value-type="string">
            <text:p>Rate Reset</text:p>
          </table:table-cell>
          <table:table-cell table:style-name="ce1" office:value-type="string" calcext:value-type="string">
            <text:p>Timestamp[]</text:p>
          </table:table-cell>
          <table:table-cell table:style-name="ce1" office:value-type="string" calcext:value-type="string">
            <text:p>cycleAnchorDateOfRateRes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actID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nterpartyI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orID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cy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cy2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ketObjectCod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ketObjectCode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ketObjectCodeOfScalingIndex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tlementCurrency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4:Sheet1.E12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7:48:20.272389889</meta:creation-date>
    <meta:generator>LibreOffice/7.4.7.2$Linux_X86_64 LibreOffice_project/40$Build-2</meta:generator>
    <dc:date>2025-07-08T01:02:38.722248588</dc:date>
    <meta:editing-duration>PT7H14M20S</meta:editing-duration>
    <meta:editing-cycles>4</meta:editing-cycles>
    <meta:document-statistic meta:table-count="1" meta:cell-count="393" meta:object-count="0"/>
  </office:meta>
</office:document-meta>
</file>